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7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 style:writing-mode="lr-tb"/>
    </style:style>
    <style:style style:name="P2" style:family="paragraph">
      <loext:graphic-properties draw:fill="none" draw:fill-color="#ffffff"/>
      <style:paragraph-properties fo:line-height="100%" fo:text-align="center" style:writing-mode="lr-tb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line-height="100%" style:writing-mode="lr-tb"/>
    </style:style>
    <style:style style:name="P5" style:family="paragraph">
      <loext:graphic-properties draw:fill="none" draw:fill-color="#ffffff"/>
      <style:paragraph-properties fo:line-height="100%" style:writing-mode="lr-tb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824cm" svg:y="0.76cm">
          <draw:text-box>
            <text:p text:style-name="P1"><text:span text:style-name="T1">Epistle</text:span></text:p>
            <text:p text:style-name="P1"><text:span text:style-name="T2">Philippians 3:4b-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638cm" svg:height="8.128cm" svg:x="1.778cm" svg:y="1.016cm">
          <draw:text-box>
            <text:p text:style-name="P4"><text:span text:style-name="T3">If anyone else thinks he has reason for confidence in the flesh, I have more: </text:span><text:span text:style-name="T4">5</text:span><text:span text:style-name="T3">circumcised on the eighth day, of the people of Israel, of the tribe of Benjamin, a Hebrew of Hebrews; as to the law, a Pharise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638cm" svg:height="6.35cm" svg:x="1.778cm" svg:y="1.016cm">
          <draw:text-box>
            <text:p text:style-name="P4"><text:span text:style-name="T4">6</text:span><text:span text:style-name="T3">as to zeal, a persecutor of the church; as to righteousness, under the law blameless. </text:span><text:span text:style-name="T4">7</text:span><text:span text:style-name="T3">But whatever gain I had, I counted as loss for the sake of Christ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892cm" svg:height="7.874cm" svg:x="1.524cm" svg:y="1.016cm">
          <draw:text-box>
            <text:p text:style-name="P4"><text:span text:style-name="T4">8</text:span><text:span text:style-name="T3">Indeed, I count everything as loss because of the surpassing worth of knowing Christ Jesus my Lord. For his sake I have suffered the loss of all things and count them as rubbish, in order that I may gain Christ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5" draw:layer="layout" svg:width="24.638cm" svg:height="7.766cm" svg:x="1.826cm" svg:y="0.898cm">
          <draw:text-box>
            <text:p text:style-name="P4"><text:span text:style-name="T4">9</text:span><text:span text:style-name="T3">and be found in him, not having a righteousness of my own that comes from the law, but that which comes through faith in Christ, the righteousness from God that depends on faith 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5" draw:layer="layout" svg:width="24.638cm" svg:height="7.766cm" svg:x="1.826cm" svg:y="0.898cm">
          <draw:text-box>
            <text:p text:style-name="P4"><text:span text:style-name="T4">10</text:span><text:span text:style-name="T3">that I may know him and the power of his resurrection, and may share his sufferings, becoming like him in his death, </text:span><text:span text:style-name="T4">11</text:span><text:span text:style-name="T3">that by any means possible I may attain the resurrection from the de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5" draw:layer="layout" svg:width="24.638cm" svg:height="7.928cm" svg:x="1.524cm" svg:y="0.962cm">
          <draw:text-box>
            <text:p text:style-name="P4"><text:span text:style-name="T3"><text:s/></text:span><text:span text:style-name="T4">12</text:span><text:span text:style-name="T3">Not that I have already obtained this or am already perfect, but I press on to make it my own, because Christ Jesus has made me his ow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5" draw:layer="layout" svg:width="24.638cm" svg:height="7.928cm" svg:x="1.524cm" svg:y="0.962cm">
          <draw:text-box>
            <text:p text:style-name="P4"><text:span text:style-name="T4">13</text:span><text:span text:style-name="T3">Brothers, I do not consider that I have made it my own. But one thing I do: forgetting what lies behind and straining forward to what lies ahead,</text:span><text:span text:style-name="T4">14</text:span><text:span text:style-name="T3">I press on toward the goal for the prize of the upward call of God in Christ Jes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4T10:02:59.686000000</meta:creation-date>
    <dc:date>2017-10-04T17:06:57.138000000</dc:date>
    <meta:editing-duration>PT11M16S</meta:editing-duration>
    <meta:editing-cycles>6</meta:editing-cycles>
    <meta:generator>LibreOffice/5.4.1.2$Windows_X86_64 LibreOffice_project/ea7cb86e6eeb2bf3a5af73a8f7777ac570321527</meta:generator>
    <meta:document-statistic meta:object-count="45"/>
  </office:meta>
</office:document-meta>
</file>